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51d7c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51d7c" fo:background-color="transparent" loext:padding="0cm" loext:border="none"/>
    </style:style>
    <style:style style:name="T1" style:family="text">
      <style:text-properties fo:background-color="transparent" loext:char-shading-value="0" loext:padding="0cm" loext:border="none"/>
    </style:style>
    <style:style style:name="T2" style:family="text">
      <style:text-properties officeooo:rsid="00151d7c" fo:background-color="transparent" loext:char-shading-value="0" loext:padding="0cm" loext:border="none"/>
    </style:style>
    <style:style style:name="T3" style:family="text">
      <style:text-properties fo:color="#ffff00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</text:span><text:span text:style-name="T1">as reglas del negocio.</text:span></text:p>
      <text:p text:style-name="P2"/>
      <text:p text:style-name="P2">1. Los <text:span text:style-name="T7">usuarios</text:span> van a poder registrarse en la plataforma, y necesitamos almacenar su nombre, email y dirección.</text:p>
      <text:p text:style-name="P2"/>
      <text:p text:style-name="P2">2. La plataforma nos debe permitir poder asignar un <text:span text:style-name="T9">rol</text:span> a los usuarios registrados. </text:p>
      <text:p text:style-name="P2"/>
      <text:p text:style-name="P2">3. Los usuarios con un rol, deben poder guardar información sobre su biografía, título y website en un <text:span text:style-name="T9">perfil</text:span> para creadores.</text:p>
      <text:p text:style-name="P2"/>
      <text:p text:style-name="P2">4. Los usuarios con el rol de editor van a poder escribir posts.</text:p>
      <text:p text:style-name="P2"/>
      <text:p text:style-name="P2">5. la información que debes almacenar sobre los <text:span text:style-name="T9">posts</text:span> es categoría, título, body y una o más etiquetas.</text:p>
      <text:p text:style-name="P2"/>
      <text:p text:style-name="P2">6. Los post van a poder ser <text:span text:style-name="T9">comentados</text:span>, y debemos poder almacenar el mensaje, así como el nombre de la persona que lo escribió. </text:p>
      <text:p text:style-name="P2"/>
      <text:p text:style-name="P2">7. Las personas con el rol de player van a poder subir videos.</text:p>
      <text:p text:style-name="P2"/>
      <text:p text:style-name="P2">8. Lo que debemos almacenar del <text:span text:style-name="T9">video</text:span> es el título del video, descripción, la url donde está almacenada, y etiquetas las cuales pueden ser uno o más. </text:p>
      <text:p text:style-name="P2"/>
      <text:p text:style-name="P2">9. Los videos van a poder ser comentados, y debemos poder almacenar tanto el mensaje como el nombre de la persona que lo escribió.</text:p>
      <text:p text:style-name="P2"/>
      <text:p text:style-name="P2">10. Las <text:span text:style-name="T9">etiquetas</text:span> que se utilicen tanto para los posts como para los videos, deben sacarlo de una lista de etiquetas ya definidas.</text:p>
      <text:p text:style-name="P2"/>
      <text:p text:style-name="P2">11.El usuario debe poder subir una <text:span text:style-name="T9">imagen</text:span> como foto de perfil de manera opcional. </text:p>
      <text:p text:style-name="P2"/>
      <text:p text:style-name="P2">12. Se puede subir una imagen de portada de manera opciona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0:46:47.898579182</meta:creation-date>
    <dc:date>2022-03-15T13:18:35.964655418</dc:date>
    <meta:editing-duration>PT12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224" meta:character-count="1252" meta:non-whitespace-character-count="1037"/>
  </office:meta>
</office:document-meta>
</file>